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svg:stroke-color="#0000ff" draw:textarea-horizontal-align="center" draw:textarea-vertical-align="middle"/>
    </style:style>
    <style:style style:name="gr4" style:family="graphic" style:parent-style-name="standard">
      <style:graphic-properties draw:stroke="dash" draw:stroke-dash="Tirets_20_perso" svg:stroke-color="#ff0000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000ff" fo:font-size="14pt" style:font-size-asian="14pt" style:font-size-complex="14pt"/>
    </style:style>
    <style:style style:name="P4" style:family="paragraph">
      <style:text-properties fo:color="#0000ff"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color="#ff0000" fo:font-size="15pt" style:font-size-asian="15pt" style:font-size-complex="15pt"/>
    </style:style>
    <style:style style:name="P6" style:family="paragraph">
      <style:text-properties fo:color="#ff0000" fo:font-size="15pt" style:font-size-asian="15pt" style:font-size-complex="15pt"/>
    </style:style>
    <style:style style:name="T1" style:family="text">
      <style:text-properties fo:color="#0000ff" fo:font-size="14pt" style:font-size-asian="14pt" style:font-size-complex="14pt"/>
    </style:style>
    <style:style style:name="T2" style:family="text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3.893cm" svg:height="0.962cm" svg:x="10.772cm" svg:y="3.5cm">
          <draw:text-box>
            <text:p text:style-name="P1">- <text:s text:c="2"/>J2000 <text:s text:c="2"/>- </text:p>
          </draw:text-box>
        </draw:frame>
        <draw:line draw:style-name="gr2" draw:text-style-name="P2" draw:layer="layout" svg:x1="15.4cm" svg:y1="6cm" svg:x2="13.7cm" svg:y2="4.4cm">
          <text:p text:style-name="P1"/>
        </draw:line>
        <draw:frame draw:style-name="gr1" draw:layer="layout" svg:width="0.925cm" svg:height="0.962cm" svg:x="17.575cm" svg:y="8.5cm">
          <draw:text-box>
            <text:p text:style-name="P1">A</text:p>
          </draw:text-box>
        </draw:frame>
        <draw:line draw:style-name="gr2" draw:text-style-name="P2" draw:layer="layout" svg:x1="11.6cm" svg:y1="4.4cm" svg:x2="9.9cm" svg:y2="6cm">
          <text:p text:style-name="P1"/>
        </draw:line>
        <draw:line draw:style-name="gr2" draw:text-style-name="P2" draw:layer="layout" svg:x1="12.6cm" svg:y1="4.4cm" svg:x2="12.6cm" svg:y2="6cm">
          <text:p text:style-name="P1"/>
        </draw:line>
        <draw:frame draw:style-name="gr1" draw:layer="layout" svg:width="1.213cm" svg:height="0.962cm" svg:x="12cm" svg:y="5.9cm">
          <draw:text-box>
            <text:p text:style-name="P1">....</text:p>
          </draw:text-box>
        </draw:frame>
        <draw:frame draw:style-name="gr1" draw:layer="layout" svg:width="1.213cm" svg:height="0.962cm" svg:x="8.801cm" svg:y="5.9cm">
          <draw:text-box>
            <text:p text:style-name="P1">....</text:p>
          </draw:text-box>
        </draw:frame>
        <draw:frame draw:style-name="gr1" draw:layer="layout" svg:width="1.213cm" svg:height="0.962cm" svg:x="15.202cm" svg:y="5.9cm">
          <draw:text-box>
            <text:p text:style-name="P1">....</text:p>
          </draw:text-box>
        </draw:frame>
        <draw:line draw:style-name="gr2" draw:text-style-name="P2" draw:layer="layout" svg:x1="17.8cm" svg:y1="8.5cm" svg:x2="16.1cm" svg:y2="6.9cm">
          <text:p text:style-name="P1"/>
        </draw:line>
        <draw:line draw:style-name="gr2" draw:text-style-name="P2" draw:layer="layout" svg:x1="12.6cm" svg:y1="6.9cm" svg:x2="12.6cm" svg:y2="8.5cm">
          <text:p text:style-name="P1"/>
        </draw:line>
        <draw:line draw:style-name="gr2" draw:text-style-name="P2" draw:layer="layout" svg:x1="9.1cm" svg:y1="6.9cm" svg:x2="8cm" svg:y2="8.5cm">
          <text:p text:style-name="P1"/>
        </draw:line>
        <draw:line draw:style-name="gr3" draw:text-style-name="P2" draw:layer="layout" svg:x1="19.5cm" svg:y1="11cm" svg:x2="18.4cm" svg:y2="9.4cm">
          <text:p text:style-name="P1"/>
        </draw:line>
        <draw:line draw:style-name="gr2" draw:text-style-name="P2" draw:layer="layout" svg:x1="18.1cm" svg:y1="9.4cm" svg:x2="18.1cm" svg:y2="11cm">
          <text:p text:style-name="P1"/>
        </draw:line>
        <draw:line draw:style-name="gr2" draw:text-style-name="P2" draw:layer="layout" svg:x1="17.7cm" svg:y1="9.4cm" svg:x2="16.6cm" svg:y2="11cm">
          <text:p text:style-name="P1"/>
        </draw:line>
        <draw:frame draw:style-name="gr1" draw:layer="layout" svg:width="1.277cm" svg:height="0.962cm" svg:x="15.858cm" svg:y="11.138cm">
          <draw:text-box>
            <text:p text:style-name="P1">A1</text:p>
          </draw:text-box>
        </draw:frame>
        <draw:frame draw:style-name="gr1" draw:layer="layout" svg:width="1.277cm" svg:height="0.962cm" svg:x="17.458cm" svg:y="11.138cm">
          <draw:text-box>
            <text:p text:style-name="P1">A2</text:p>
          </draw:text-box>
        </draw:frame>
        <draw:frame draw:style-name="gr1" draw:layer="layout" svg:width="1.277cm" svg:height="0.962cm" svg:x="19.058cm" svg:y="11.138cm">
          <draw:text-box>
            <text:p text:style-name="P1">A3</text:p>
          </draw:text-box>
        </draw:frame>
        <draw:line draw:style-name="gr2" draw:text-style-name="P2" draw:layer="layout" svg:x1="10.9cm" svg:y1="8.4cm" svg:x2="9.7cm" svg:y2="6.9cm">
          <text:p text:style-name="P1"/>
        </draw:line>
        <draw:line draw:style-name="gr2" draw:text-style-name="P2" draw:layer="layout" svg:x1="9.4cm" svg:y1="6.9cm" svg:x2="9.4cm" svg:y2="8.5cm">
          <text:p text:style-name="P1"/>
        </draw:line>
        <draw:frame draw:style-name="gr1" draw:id="id1" draw:layer="layout" svg:width="0.921cm" svg:height="0.962cm" svg:x="7.423cm" svg:y="8.6cm">
          <draw:text-box>
            <text:p text:style-name="P1">X</text:p>
          </draw:text-box>
        </draw:frame>
        <draw:frame draw:style-name="gr1" draw:layer="layout" svg:width="1.213cm" svg:height="0.962cm" svg:x="12.001cm" svg:y="8.4cm">
          <draw:text-box>
            <text:p text:style-name="P1">....</text:p>
          </draw:text-box>
        </draw:frame>
        <draw:line draw:style-name="gr2" draw:text-style-name="P2" draw:layer="layout" svg:x1="12.3cm" svg:y1="9.4cm" svg:x2="11.2cm" svg:y2="11cm">
          <text:p text:style-name="P1"/>
        </draw:line>
        <draw:line draw:style-name="gr2" draw:text-style-name="P2" draw:layer="layout" svg:x1="14.1cm" svg:y1="10.9cm" svg:x2="12.9cm" svg:y2="9.4cm">
          <text:p text:style-name="P1"/>
        </draw:line>
        <draw:line draw:style-name="gr2" draw:text-style-name="P2" draw:layer="layout" svg:x1="12.6cm" svg:y1="9.4cm" svg:x2="12.6cm" svg:y2="11cm">
          <text:p text:style-name="P1"/>
        </draw:line>
        <draw:frame draw:style-name="gr1" draw:layer="layout" svg:width="1.213cm" svg:height="0.962cm" svg:x="10.501cm" svg:y="10.8cm">
          <draw:text-box>
            <text:p text:style-name="P1">....</text:p>
          </draw:text-box>
        </draw:frame>
        <draw:frame draw:style-name="gr1" draw:layer="layout" svg:width="1.213cm" svg:height="0.962cm" svg:x="13.703cm" svg:y="10.8cm">
          <draw:text-box>
            <text:p text:style-name="P1">....</text:p>
          </draw:text-box>
        </draw:frame>
        <draw:frame draw:style-name="gr1" draw:layer="layout" svg:width="1.213cm" svg:height="0.962cm" svg:x="12.004cm" svg:y="10.8cm">
          <draw:text-box>
            <text:p text:style-name="P1">....</text:p>
          </draw:text-box>
        </draw:frame>
        <draw:frame draw:style-name="gr1" draw:id="id2" draw:layer="layout" svg:width="0.921cm" svg:height="0.962cm" svg:x="12.424cm" svg:y="13.3cm">
          <draw:text-box>
            <text:p text:style-name="P1">Y</text:p>
          </draw:text-box>
        </draw:frame>
        <draw:line draw:style-name="gr2" draw:text-style-name="P2" draw:layer="layout" svg:x1="14.1cm" svg:y1="11.7cm" svg:x2="13cm" svg:y2="13.3cm">
          <text:p text:style-name="P1"/>
        </draw:line>
        <draw:line draw:style-name="gr2" draw:text-style-name="P2" draw:layer="layout" svg:x1="14.1cm" svg:y1="10.9cm" svg:x2="12.9cm" svg:y2="9.4cm">
          <text:p text:style-name="P1"/>
        </draw:line>
        <draw:line draw:style-name="gr2" draw:text-style-name="P2" draw:layer="layout" svg:x1="12.6cm" svg:y1="9.4cm" svg:x2="12.6cm" svg:y2="11cm">
          <text:p text:style-name="P1"/>
        </draw:line>
        <draw:line draw:style-name="gr2" draw:text-style-name="P2" draw:layer="layout" svg:x1="15.8cm" svg:y1="13.2cm" svg:x2="14.6cm" svg:y2="11.7cm">
          <text:p text:style-name="P1"/>
        </draw:line>
        <draw:line draw:style-name="gr2" draw:text-style-name="P2" draw:layer="layout" svg:x1="14.4cm" svg:y1="11.7cm" svg:x2="14.4cm" svg:y2="13.3cm">
          <text:p text:style-name="P1"/>
        </draw:line>
        <draw:connector draw:style-name="gr4" draw:text-style-name="P2" draw:layer="layout" draw:type="lines" svg:x1="7.883cm" svg:y1="9.562cm" svg:x2="12.424cm" svg:y2="13.781cm" draw:start-shape="id1" draw:start-glue-point="2" draw:end-shape="id2" draw:end-glue-point="3" svg:d="m7883 9562v500l4041 3719h500">
          <text:p text:style-name="P1"/>
        </draw:connector>
        <draw:frame draw:style-name="gr1" draw:text-style-name="P4" draw:layer="layout" svg:width="1.332cm" svg:height="0.806cm" svg:x="19cm" svg:y="9.5cm">
          <draw:text-box>
            <text:p text:style-name="P3"><text:span text:style-name="T1">tdef</text:span></text:p>
          </draw:text-box>
        </draw:frame>
        <draw:frame draw:style-name="gr1" draw:text-style-name="P6" draw:layer="layout" svg:width="1.243cm" svg:height="0.839cm" svg:x="8.817cm" svg:y="11.8cm">
          <draw:text-box>
            <text:p text:style-name="P5"><text:span text:style-name="T2">trel</text:span></text:p>
          </draw:text-box>
        </draw:frame>
        <draw:frame draw:style-name="gr1" draw:layer="layout" svg:width="1.213cm" svg:height="0.962cm" svg:x="8.801cm" svg:y="8.4cm">
          <draw:text-box>
            <text:p text:style-name="P1">....</text:p>
          </draw:text-box>
        </draw:frame>
        <draw:frame draw:style-name="gr1" draw:layer="layout" svg:width="1.213cm" svg:height="0.962cm" svg:x="10.304cm" svg:y="8.4cm">
          <draw:text-box>
            <text:p text:style-name="P1">....</text:p>
          </draw:text-box>
        </draw:frame>
        <draw:frame draw:style-name="gr1" draw:layer="layout" svg:width="1.213cm" svg:height="0.962cm" svg:x="13.801cm" svg:y="13.1cm">
          <draw:text-box>
            <text:p text:style-name="P1">....</text:p>
          </draw:text-box>
        </draw:frame>
        <draw:frame draw:style-name="gr1" draw:layer="layout" svg:width="1.213cm" svg:height="0.962cm" svg:x="15.304cm" svg:y="13.1cm">
          <draw:text-box>
            <text:p text:style-name="P1">.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Tirets_20_perso" draw:display-name="Tirets perso" draw:style="rect" draw:dots1="1" draw:dots1-length="297%" draw:distance="3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creator>Véronique Pommier</dc:creator>
    <dc:date>2008-06-26T10:14:37</dc:date>
    <meta:editing-cycles>2</meta:editing-cycles>
    <meta:editing-duration>PT40M28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